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officeooo:rsid="0012a74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3402*" fo:start-indent="0cm" fo:end-indent="0cm"/>
          <style:column style:rel-width="6235*" fo:start-indent="0cm" fo:end-indent="0cm"/>
        </style:columns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text:span text:style-name="T1">TTAM 2017 -1 - M51</text:span></text:p>
      <text:p text:style-name="P1"/>
      <text:p text:style-name="P1">Exercice 1</text:p>
      <text:p text:style-name="Standard">Sur 100 heures de fonctionnement sur une machine, on a relevé les éléments suivants : </text:p>
      <text:p text:style-name="Standard"/>
      <text:list xml:id="list663146574058587430" text:style-name="L1">
        <text:list-item>
          <text:p text:style-name="P2">Temps de cycle : 3 mn.</text:p>
        </text:list-item>
        <text:list-item>
          <text:p text:style-name="P2">17 défaillances pour une durée totale de réparation de 8 heures.</text:p>
        </text:list-item>
        <text:list-item>
          <text:p text:style-name="P2">6 changement d'outils pour une durée totale de 2 heures. </text:p>
        </text:list-item>
        <text:list-item>
          <text:p text:style-name="P2">1 heure d'arrêt pour attente de matière première.</text:p>
        </text:list-item>
        <text:list-item>
          <text:p text:style-name="P2">25 pièces sont défectueuses, mais 10 ont pu être retouchées à la main pendant les arrêts pour défaillances par l'opérateur. </text:p>
        </text:list-item>
        <text:list-item>
          <text:p text:style-name="P2">Production totale réalisée : 1740 pièces</text:p>
        </text:list-item>
      </text:list>
      <text:list xml:id="list1800130995792288609" text:style-name="L2">
        <text:list-header>
          <text:p text:style-name="P3"/>
        </text:list-header>
      </text:list>
      <text:p text:style-name="Standard">Calculer le Taux de Disponibilité, le Taux de Performance, le Taux de Qualité, le Taux de Rendement Global, le MTBF, le MTTR.</text:p>
      <text:p text:style-name="Standard"/>
      <text:p text:style-name="P1">Exercice 2</text:p>
      <text:section text:style-name="Sect1" text:name="Section1">
        <text:p text:style-name="Standard"><draw:frame draw:style-name="fr1" draw:name="Objet1" text:anchor-type="char" svg:x="0.288cm" svg:y="0.169cm" svg:width="5.496cm" svg:height="13.06cm" draw:z-index="0"><draw:object xlink:href="./Object 1" xlink:type="simple" xlink:show="embed" xlink:actuate="onLoad"/><draw:image xlink:href="./ObjectReplacements/Object 1" xlink:type="simple" xlink:show="embed" xlink:actuate="onLoad"/></draw:frame>Sur un lot de 100 ampoules, on a relevé la Durée de vie en heures. Après regroupement en classes, on donne ci-contre les effectifs défaillants.</text:p>
        <text:p text:style-name="Standard">Donner une valeur estimée de la Durée de Vie Moyenne (pas de calcul précis)</text:p>
        <text:p text:style-name="Standard">Calculer la Fiabilité du composant pour une mission de 3000 heures.</text:p>
        <text:p text:style-name="Standard">Calculer la Fiabilité pour une mission de 3800 heures. </text:p>
        <text:p text:style-name="Standard">Calculer t tel que R(t)=0,1.</text:p>
        <text:p text:style-name="Standard">Choisir une période de garantie et une période d'échange systématique pour cette ampou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initial-creator>Franck OURION</meta:initial-creator>
    <meta:creation-date>2006-12-07T11:37:38</meta:creation-date>
    <dc:date>2016-11-04T06:06:56.620000000</dc:date>
    <dc:language>fr-FR</dc:language>
    <meta:editing-cycles>5</meta:editing-cycles>
    <meta:editing-duration>PT22M52S</meta:editing-duration>
    <meta:document-statistic meta:table-count="0" meta:image-count="0" meta:object-count="1" meta:page-count="1" meta:paragraph-count="18" meta:word-count="192" meta:character-count="1074" meta:non-whitespace-character-count="9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 Unicode MS" svg:font-family="'Arial Unicode MS'"/>
    <style:font-face style:name="F" svg:font-family="" style:font-family-generic="roman"/>
    <style:font-face style:name="Times New Roman" svg:font-family="'Times New Roman'" style:font-family-generic="roman"/>
    <style:font-face style:name="F1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82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name-asian="Arial Unicode MS" style:font-size-asian="6.80000019073486pt" style:font-style-asian="normal" style:font-weight-asian="normal" style:font-name-complex="Arial Unicode MS" style:font-size-complex="6.80000019073486pt" style:font-style-complex="normal" style:font-weight-complex="normal"/>
    </style:style>
    <style:style style:name="ce4" style:family="table-cell" style:parent-style-name="Default">
      <style:text-properties fo:font-size="9pt"/>
    </style:style>
    <style:style style:name="T1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-33%" style:font-name-complex="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Symbo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fo:font-size="10pt" style:font-name-complex="" style:font-size-asian="10pt" style:font-size-complex="10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000000" style:font-name="Times New Roman" fo:font-size="11pt" style:text-position="-33%" style:font-name-complex="" style:font-size-asian="11pt" style:font-size-complex="11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Arial" fo:font-size="10pt" style:text-position="0%" style:font-name-complex="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fiab_op_04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1022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Limites   Périodes           T<text:span text:style-name="T1">i</text:span></text:p>
          </table:table-cell>
          <table:table-cell table:style-name="ce1" office:value-type="string" calcext:value-type="string">
            <text:p>Effectifs           Défaillants <text:span text:style-name="T2"></text:span><text:span text:style-name="T3">N(T</text:span><text:span text:style-name="T4">ic</text:span><text:span text:style-name="T5">)</text:span></text:p>
          </table:table-cell>
          <table:table-cell table:style-name="Default" table:number-columns-repeated="1022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office:value-type="float" office:value="2800" calcext:value-type="float">
            <text:p>28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office:value-type="float" office:value="3000" calcext:value-type="float">
            <text:p>30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3">
          <table:table-cell office:value-type="float" office:value="3200" calcext:value-type="float">
            <text:p>32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 office:value-type="float" office:value="3400" calcext:value-type="float">
            <text:p>34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office:value-type="float" office:value="3600" calcext:value-type="float">
            <text:p>36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office:value-type="float" office:value="3800" calcext:value-type="float">
            <text:p>3800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table:style-name="ce3" office:value-type="float" office:value="4200" calcext:value-type="float">
            <text:p>4200</text:p>
          </table:table-cell>
          <table:table-cell table:style-name="ce3"/>
          <table:table-cell table:number-columns-repeated="102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Arial Unicode MS" svg:font-family="'Arial Unicode MS'"/>
    <style:font-face style:name="F" svg:font-family="" style:font-family-generic="roman"/>
    <style:font-face style:name="Times New Roman" svg:font-family="'Times New Roman'" style:font-family-generic="roman"/>
    <style:font-face style:name="F1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1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3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6" number:min-integer-digits="1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06:04:21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